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27cm" table:align="left"/>
    </style:style>
    <style:style style:name="Table1.A" style:family="table-column">
      <style:table-column-properties style:column-width="4.791cm"/>
    </style:style>
    <style:style style:name="Table1.B" style:family="table-column">
      <style:table-column-properties style:column-width="4.2cm"/>
    </style:style>
    <style:style style:name="Table1.C" style:family="table-column">
      <style:table-column-properties style:column-width="4.279cm"/>
    </style:style>
    <style:style style:name="Table1.A1" style:family="table-cell">
      <style:table-cell-properties style:vertical-align="middle" fo:padding="0.049cm" fo:border="none"/>
    </style:style>
    <style:style style:name="P1" style:family="paragraph" style:parent-style-name="Horizontal_20_Line">
      <style:text-properties officeooo:paragraph-rsid="00202310"/>
    </style:style>
    <style:style style:name="P2" style:family="paragraph" style:parent-style-name="Text_20_body">
      <style:text-properties fo:font-size="13pt" fo:font-weight="bold" officeooo:paragraph-rsid="00202310" style:font-size-asian="13pt" style:font-weight-asian="bold" style:font-size-complex="13pt" style:font-weight-complex="bold"/>
    </style:style>
    <style:style style:name="P3" style:family="paragraph" style:parent-style-name="Horizontal_20_Line">
      <style:text-properties fo:font-size="14pt" fo:font-weight="bold" officeooo:paragraph-rsid="0023a096" style:font-size-asian="14pt" style:font-weight-asian="bold" style:font-size-complex="1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Horizontal_20_Line">
      <style:text-properties fo:font-size="14pt" fo:font-weight="bold" officeooo:paragraph-rsid="00259f12" style:font-size-asian="14pt" style:font-weight-asian="bold" style:font-size-complex="14pt" style:font-weight-complex="bold"/>
    </style:style>
    <style:style style:name="P6" style:family="paragraph" style:parent-style-name="Standard">
      <style:text-properties fo:font-size="14pt" fo:font-weight="bold" officeooo:paragraph-rsid="00259f12" style:font-size-asian="14pt" style:font-weight-asian="bold" style:font-size-complex="14pt" style:font-weight-complex="bold"/>
    </style:style>
    <style:style style:name="P7" style:family="paragraph" style:parent-style-name="Standard">
      <style:text-properties officeooo:paragraph-rsid="0023a096"/>
    </style:style>
    <style:style style:name="P8" style:family="paragraph" style:parent-style-name="Standard">
      <style:text-properties fo:font-weight="bold" style:font-weight-asian="bold" style:font-weight-complex="bold"/>
    </style:style>
    <style:style style:name="P9" style:family="paragraph" style:parent-style-name="Horizontal_20_Line">
      <style:text-properties fo:font-size="14pt" fo:font-weight="bold" officeooo:paragraph-rsid="00298b98" style:font-size-asian="14pt" style:font-weight-asian="bold" style:font-size-complex="14pt" style:font-weight-complex="bold"/>
    </style:style>
    <style:style style:name="P10" style:family="paragraph" style:parent-style-name="Standard">
      <style:text-properties fo:font-size="14pt" fo:font-weight="bold" officeooo:paragraph-rsid="00298b98" style:font-size-asian="14pt" style:font-weight-asian="bold" style:font-size-complex="14pt" style:font-weight-complex="bold"/>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T1" style:family="text">
      <style:text-properties officeooo:rsid="0025300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5</text:span>Front Page</text:h>
      <text:p text:style-name="Text_20_body"><text:span text:style-name="Strong_20_Emphasis">Preparation of Soybean Milk and Its Comparison with Natural Milk</text:span></text:p>
      <text:p text:style-name="Text_20_body"><text:span text:style-name="Strong_20_Emphasis">With Respect to:</text:span></text:p>
      <text:list xml:id="list1120717977" text:style-name="L1">
        <text:list-item>
          <text:p text:style-name="P12">Curd Formation</text:p>
        </text:list-item>
        <text:list-item>
          <text:p text:style-name="P12">Effect of Temperature</text:p>
        </text:list-item>
        <text:list-item>
          <text:p text:style-name="P11">Other Properties</text:p>
        </text:list-item>
      </text:list>
      <text:p text:style-name="Text_20_body"><text:span text:style-name="Strong_20_Emphasis">Submitted By:</text:span><text:line-break/>[Your Name]<text:line-break/>[Class and Section]<text:line-break/>[School Name]</text:p>
      <text:p text:style-name="Text_20_body"><text:span text:style-name="Strong_20_Emphasis">Submitted To:</text:span><text:line-break/>[Teacher's Name]<text:line-break/>[Subject]<text:line-break/>[Date]</text:p>
      <text:p text:style-name="Horizontal_20_Line"/>
      <text:h text:style-name="Heading_20_3" text:outline-level="3">Acknowledgement</text:h>
      <text:p text:style-name="Text_20_body">I would like to express my sincere gratitude to [Teacher's Name] for providing me with the opportunity to work on this project. Their guidance and support have been invaluable. I also thank my classmates and family members who helped me gather the necessary materials and provided encouragement throughout this project.</text:p>
      <text:p text:style-name="P1"/>
      <text:p text:style-name="P2">Introduction</text:p>
      <text:p text:style-name="Text_20_body">Milk is a vital part of the diet, providing essential nutrients like calcium and protein. While cow's milk is commonly consumed, soybean milk is a popular alternative, especially for those who are lactose intolerant or prefer plant-based options. This project explores how to prepare soybean milk and compares it with cow's milk, focusing on curd formation, the effect of temperature, and other properties. The aim is to understand the differences and similarities between these two types of milk.</text:p>
      <text:p text:style-name="Horizontal_20_Line"/>
      <text:h text:style-name="Heading_20_3" text:outline-level="3">Aim</text:h>
      <text:p text:style-name="Text_20_body">The aim of this project is to prepare soybean milk and compare its properties with natural cow's milk, focusing on curd formation, the effect of temperature, and other relevant properties.</text:p>
      <text:p text:style-name="Horizontal_20_Line"/>
      <text:h text:style-name="Heading_20_3" text:outline-level="3">Materials Required</text:h>
      <text:list xml:id="list3088010889" text:style-name="L2">
        <text:list-item>
          <text:p text:style-name="P14">Soybeans (100 grams)</text:p>
        </text:list-item>
        <text:list-item>
          <text:p text:style-name="P14">Water (1 liter)</text:p>
        </text:list-item>
        <text:list-item>
          <text:p text:style-name="P14">Cow's milk (500 milliliters)</text:p>
        </text:list-item>
        <text:list-item>
          <text:p text:style-name="P14"><text:soft-page-break/>Cheesecloth or muslin cloth</text:p>
        </text:list-item>
        <text:list-item>
          <text:p text:style-name="P14">Blender</text:p>
        </text:list-item>
        <text:list-item>
          <text:p text:style-name="P14">Saucepan</text:p>
        </text:list-item>
        <text:list-item>
          <text:p text:style-name="P14">Thermometer</text:p>
        </text:list-item>
        <text:list-item>
          <text:p text:style-name="P14">Yogurt starter culture or lemon juice/vinegar</text:p>
        </text:list-item>
        <text:list-item>
          <text:p text:style-name="P14">Measuring cups and spoons</text:p>
        </text:list-item>
        <text:list-item>
          <text:p text:style-name="P13">Bowls and containers</text:p>
        </text:list-item>
      </text:list>
      <text:p text:style-name="Horizontal_20_Line"/>
      <text:h text:style-name="Heading_20_3" text:outline-level="3">Procedure</text:h>
      <text:h text:style-name="Heading_20_4" text:outline-level="4">Preparation of Soybean Milk:</text:h>
      <text:list xml:id="list2071116904" text:style-name="L3">
        <text:list-item>
          <text:p text:style-name="P16"><text:span text:style-name="Strong_20_Emphasis">Soaking:</text:span> Soak 100 grams of soybeans in water overnight (8-12 hours).</text:p>
        </text:list-item>
        <text:list-item>
          <text:p text:style-name="P16"><text:span text:style-name="Strong_20_Emphasis">Blending:</text:span> Drain and rinse the soaked soybeans. Blend them with 1 liter of water until smooth.</text:p>
        </text:list-item>
        <text:list-item>
          <text:p text:style-name="P16"><text:span text:style-name="Strong_20_Emphasis">Straining:</text:span> Pour the blended mixture through a cheesecloth or muslin cloth into a saucepan, squeezing out as much liquid as possible. This liquid is soybean milk.</text:p>
        </text:list-item>
        <text:list-item>
          <text:p text:style-name="P16"><text:span text:style-name="Strong_20_Emphasis">Boiling:</text:span> Heat the soybean milk to a boil, then reduce to a simmer for 20 minutes, stirring occasionally.</text:p>
        </text:list-item>
        <text:list-item>
          <text:p text:style-name="P15"><text:span text:style-name="Strong_20_Emphasis">Cooling:</text:span> Allow the soybean milk to cool to room temperature.</text:p>
        </text:list-item>
      </text:list>
      <text:h text:style-name="Heading_20_4" text:outline-level="4">Preparation of Natural Milk Curd:</text:h>
      <text:list xml:id="list2258183638" text:style-name="L4">
        <text:list-item>
          <text:p text:style-name="P18"><text:span text:style-name="Strong_20_Emphasis">Heating:</text:span> Heat 250 milliliters of cow's milk to 40°C.</text:p>
        </text:list-item>
        <text:list-item>
          <text:p text:style-name="P18"><text:span text:style-name="Strong_20_Emphasis">Inoculation:</text:span> Add a spoonful of yogurt starter culture or a few drops of lemon juice/vinegar to the milk and mix well.</text:p>
        </text:list-item>
        <text:list-item>
          <text:p text:style-name="P17"><text:span text:style-name="Strong_20_Emphasis">Incubation:</text:span> Cover and keep the mixture in a warm place for 6-8 hours or until curd forms.</text:p>
        </text:list-item>
      </text:list>
      <text:h text:style-name="Heading_20_4" text:outline-level="4">Preparation of Soybean Milk Curd:</text:h>
      <text:list xml:id="list2343107758" text:style-name="L5">
        <text:list-item>
          <text:p text:style-name="P20"><text:span text:style-name="Strong_20_Emphasis">Heating:</text:span> Heat 250 milliliters of soybean milk to 40°C.</text:p>
        </text:list-item>
        <text:list-item>
          <text:p text:style-name="P20"><text:span text:style-name="Strong_20_Emphasis">Inoculation:</text:span> Add a spoonful of yogurt starter culture or a few drops of lemon juice/vinegar to the milk and mix well.</text:p>
        </text:list-item>
        <text:list-item>
          <text:p text:style-name="P19"><text:span text:style-name="Strong_20_Emphasis">Incubation:</text:span> Cover and keep the mixture in a warm place for 6-8 hours or until curd forms.</text:p>
        </text:list-item>
      </text:list>
      <text:p text:style-name="Horizontal_20_Line"/>
      <text:h text:style-name="Heading_20_3" text:outline-level="3">Observations</text:h>
      <text:list xml:id="list2661473838" text:style-name="L6">
        <text:list-item>
          <text:p text:style-name="P22"><text:span text:style-name="Strong_20_Emphasis">Appearance:</text:span> Compare the appearance of soybean milk and cow's milk curd.</text:p>
        </text:list-item>
        <text:list-item>
          <text:p text:style-name="P22"><text:span text:style-name="Strong_20_Emphasis">Texture:</text:span> Note the texture of the curd formed in both types of milk.</text:p>
        </text:list-item>
        <text:list-item>
          <text:p text:style-name="P22"><text:span text:style-name="Strong_20_Emphasis">Taste:</text:span> Conduct a taste test (optional) to compare the flavor of both curds.</text:p>
        </text:list-item>
        <text:list-item>
          <text:p text:style-name="P21"><text:span text:style-name="Strong_20_Emphasis">Temperature Effect:</text:span> Observe the effect of different incubation temperatures on curd formation.</text:p>
        </text:list-item>
      </text:list>
      <text:p text:style-name="Horizontal_20_Line"/>
      <text:h text:style-name="Heading_20_3" text:outline-level="3"><text:soft-page-break/>Observation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arameter</text:p>
            </table:table-cell>
            <table:table-cell table:style-name="Table1.A1" office:value-type="string">
              <text:p text:style-name="Table_20_Heading">Soybean Milk</text:p>
            </table:table-cell>
            <table:table-cell table:style-name="Table1.A1" office:value-type="string">
              <text:p text:style-name="Table_20_Heading">Cow's Milk</text:p>
            </table:table-cell>
          </table:table-row>
        </table:table-header-rows>
        <table:table-row>
          <table:table-cell table:style-name="Table1.A1" office:value-type="string">
            <text:p text:style-name="Table_20_Contents">Curd Formation Time (hrs)</text:p>
          </table:table-cell>
          <table:table-cell table:style-name="Table1.A1" office:value-type="string">
            <text:p text:style-name="Table_20_Contents">[Record the time]</text:p>
          </table:table-cell>
          <table:table-cell table:style-name="Table1.A1" office:value-type="string">
            <text:p text:style-name="Table_20_Contents">[Record the time]</text:p>
          </table:table-cell>
        </table:table-row>
        <table:table-row>
          <table:table-cell table:style-name="Table1.A1" office:value-type="string">
            <text:p text:style-name="Table_20_Contents">Appearance</text:p>
          </table:table-cell>
          <table:table-cell table:style-name="Table1.A1" office:value-type="string">
            <text:p text:style-name="Table_20_Contents">[Describe appearance]</text:p>
          </table:table-cell>
          <table:table-cell table:style-name="Table1.A1" office:value-type="string">
            <text:p text:style-name="Table_20_Contents">[Describe appearance]</text:p>
          </table:table-cell>
        </table:table-row>
        <table:table-row>
          <table:table-cell table:style-name="Table1.A1" office:value-type="string">
            <text:p text:style-name="Table_20_Contents">Texture</text:p>
          </table:table-cell>
          <table:table-cell table:style-name="Table1.A1" office:value-type="string">
            <text:p text:style-name="Table_20_Contents">[Describe texture]</text:p>
          </table:table-cell>
          <table:table-cell table:style-name="Table1.A1" office:value-type="string">
            <text:p text:style-name="Table_20_Contents">[Describe texture]</text:p>
          </table:table-cell>
        </table:table-row>
        <table:table-row>
          <table:table-cell table:style-name="Table1.A1" office:value-type="string">
            <text:p text:style-name="Table_20_Contents">Taste</text:p>
          </table:table-cell>
          <table:table-cell table:style-name="Table1.A1" office:value-type="string">
            <text:p text:style-name="Table_20_Contents">[Describe taste]</text:p>
          </table:table-cell>
          <table:table-cell table:style-name="Table1.A1" office:value-type="string">
            <text:p text:style-name="Table_20_Contents">[Describe taste]</text:p>
          </table:table-cell>
        </table:table-row>
        <table:table-row>
          <table:table-cell table:style-name="Table1.A1" office:value-type="string">
            <text:p text:style-name="Table_20_Contents">Temperature Effect</text:p>
          </table:table-cell>
          <table:table-cell table:style-name="Table1.A1" office:value-type="string">
            <text:p text:style-name="Table_20_Contents">[Describe observations]</text:p>
          </table:table-cell>
          <table:table-cell table:style-name="Table1.A1" office:value-type="string">
            <text:p text:style-name="Table_20_Contents">[Describe observations]</text:p>
          </table:table-cell>
        </table:table-row>
      </table:table>
      <text:p text:style-name="Horizontal_20_Line"/>
      <text:h text:style-name="Heading_20_3" text:outline-level="3">Result</text:h>
      <text:p text:style-name="Text_20_body">The experiment demonstrated the differences in curd formation between soybean milk and cow's milk. Soybean milk curd took longer/shorter to form and had a different texture and taste compared to cow's milk curd. The effect of temperature on curd formation was observed, with optimal results at [mention the temperature].</text:p>
      <text:p text:style-name="Horizontal_20_Line"/>
      <text:h text:style-name="Heading_20_3" text:outline-level="3">Precautions</text:h>
      <text:list xml:id="list1265193236" text:style-name="L7">
        <text:list-item>
          <text:p text:style-name="P24">Ensure soybeans are soaked adequately to obtain maximum milk yield.</text:p>
        </text:list-item>
        <text:list-item>
          <text:p text:style-name="P24">Strain the blended soybean mixture thoroughly to avoid a grainy texture.</text:p>
        </text:list-item>
        <text:list-item>
          <text:p text:style-name="P24">Maintain cleanliness and hygiene to prevent contamination.</text:p>
        </text:list-item>
        <text:list-item>
          <text:p text:style-name="P24">Monitor the temperature closely during curd formation for consistent results.</text:p>
        </text:list-item>
        <text:list-item>
          <text:p text:style-name="P23">Handle hot liquids carefully to avoid burns.</text:p>
        </text:list-item>
      </text:list>
      <text:p text:style-name="P3"/>
      <text:p text:style-name="P4">Theory</text:p>
      <text:p text:style-name="Standard"/>
      <text:p text:style-name="Standard"/>
      <text:p text:style-name="P8">- **Soybean Milk:**</text:p>
      <text:p text:style-name="Standard"><text:s text:c="2"/>- Made by soaking, blending, and straining soybeans.</text:p>
      <text:p text:style-name="Standard"><text:s text:c="2"/>- Rich in protein, vitamins, and minerals.</text:p>
      <text:p text:style-name="Standard"><text:s text:c="2"/>- Lactose-free, making it suitable for lactose-intolerant individuals.</text:p>
      <text:p text:style-name="Standard"><text:s text:c="2"/>- Lower in saturated fat compared to cow's milk.</text:p>
      <text:p text:style-name="P7"/>
      <text:p text:style-name="Standard"/>
      <text:p text:style-name="P8">- **Cow's Milk:**</text:p>
      <text:p text:style-name="Standard"><text:s text:c="2"/>- Naturally produced by cows, a staple in many diets.</text:p>
      <text:p text:style-name="Standard"><text:s text:c="2"/>- High in calcium, vitamin D, and essential amino acids.</text:p>
      <text:p text:style-name="Standard"><text:s text:c="2"/>- Contains lactose, which can cause intolerance in some people.</text:p>
      <text:p text:style-name="Standard"><text:s text:c="2"/>- Higher in saturated fat compared to plant-based milk.</text:p>
      <text:p text:style-name="Standard"/>
      <text:p text:style-name="P8">- **Curd Formation:**</text:p>
      <text:p text:style-name="Standard"><text:s text:c="2"/>- Both soybean and cow's milk can form curds through acidification (using lemon juice or vinegar) or fermentation (using yogurt culture).</text:p>
      <text:p text:style-name="Standard"><text:s text:c="2"/>- The process involves denaturing proteins, causing them to coagulate and form a solid mass (curd).</text:p>
      <text:p text:style-name="Standard"/>
      <text:p text:style-name="P8"><text:soft-page-break/>- **Temperature Effect:**</text:p>
      <text:p text:style-name="Standard"><text:s text:c="2"/>- Optimal temperature for curd formation is around 40°C.</text:p>
      <text:p text:style-name="Standard"><text:s text:c="2"/>- Higher or lower temperatures can affect the texture and consistency of the curd.</text:p>
      <text:p text:style-name="Standard"/>
      <text:p text:style-name="P8">- **Nutritional Comparison:**</text:p>
      <text:p text:style-name="Standard"><text:s text:c="2"/>- Soybean milk is a good source of plant-based protein and contains no cholesterol.</text:p>
      <text:p text:style-name="Standard"><text:s text:c="2"/>- Cow's milk provides more calcium and vitamin D but also contains cholesterol and saturated fats.</text:p>
      <text:p text:style-name="P5"/>
      <text:p text:style-name="P6"><text:s/>Conclusion</text:p>
      <text:p text:style-name="Standard"/>
      <text:p text:style-name="Standard">The project successfully demonstrated the preparation of soybean milk and compared it with cow's milk. The results showed differences in curd formation time, texture, and taste, influenced by temperature. Soybean milk, being lactose-free and lower in saturated fat, offers a viable alternative to cow's milk, especially for those with dietary restrictions.</text:p>
      <text:p text:style-name="P9"/>
      <text:p text:style-name="P1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34:37.959812735</meta:creation-date>
    <dc:date>2024-08-22T22:39:59.120945392</dc:date>
    <meta:editing-duration>PT2H19M40S</meta:editing-duration>
    <meta:editing-cycles>7</meta:editing-cycles>
    <meta:generator>LibreOffice/7.3.7.2$Linux_X86_64 LibreOffice_project/30$Build-2</meta:generator>
    <meta:document-statistic meta:table-count="1" meta:image-count="0" meta:object-count="0" meta:page-count="4" meta:paragraph-count="95" meta:word-count="866" meta:character-count="5441" meta:non-whitespace-character-count="4672"/>
  </office:meta>
</office:document-meta>
</file>